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text:a xlink:href="http://www.sueddeutsche.de"><text:span text:style-name="Hyperlink">mpty Docu</text:span></text:a>ment</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73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0:51</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